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99.96mm"/>
    </style:style>
    <style:style style:name="co3" style:family="table-column">
      <style:table-column-properties fo:break-before="auto" style:column-width="100.91mm"/>
    </style:style>
    <style:style style:name="co4" style:family="table-column">
      <style:table-column-properties fo:break-before="auto" style:column-width="94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9.6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13.19mm" fo:break-before="auto" style:use-optimal-row-height="true"/>
    </style:style>
    <style:style style:name="ro4" style:family="table-row">
      <style:table-row-properties style:row-height="21.71mm" fo:break-before="auto" style:use-optimal-row-height="true"/>
    </style:style>
    <style:style style:name="ro5" style:family="table-row">
      <style:table-row-properties style:row-height="17.59mm" fo:break-before="auto" style:use-optimal-row-height="true"/>
    </style:style>
    <style:style style:name="ro6" style:family="table-row">
      <style:table-row-properties style:row-height="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color="#ffffff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tories buc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QL Scripts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I want to be able to write my templates so values that </text:p>
            <text:p>Are in the DB can be computed from ther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reate table example</text:p>
            <text:p>So I can use as reference to add my new table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QL_GEN_UI</text:p>
          </table:table-cell>
          <table:table-cell table:style-name="ce4" table:number-columns-repeated="6"/>
        </table:table-row>
        <table:table-row table:style-name="ro2">
          <table:table-cell table:style-name="ce2" office:value-type="string" calcext:value-type="string">
            <text:p>I want to be able see all the available sql tasks</text:p>
            <text:p> So I can select the one I want to ru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run multiple tasks and combine</text:p>
            <text:p> The output in the same fi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presented with a list options or being able to</text:p>
            <text:p>Search when entering relative I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SQL Modules</text:p>
          </table:table-cell>
          <table:table-cell table:style-name="ce4" table:number-columns-repeated="6"/>
        </table:table-row>
        <table:table-row table:style-name="ro3">
          <table:table-cell table:style-name="ce2" office:value-type="string" calcext:value-type="string">
            <text:p>I want to be able to create a new SQL scripts from the module </text:p>
            <text:p>Name and the SQL action name (release name should be </text:p>
            <text:p>Computed from project properties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iven there is already a sql module</text:p>
            <text:p>When I create a script in that module from a module a name </text:p>
            <text:p>and  SQL action name</text:p>
            <text:p>Then I should see a full folder structure created containing </text:p>
            <text:p>The release name in the path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sql to run without entering update.sequ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When I commit </text:p>
            <text:p>Then the revision numbe to align with the rev no </text:p>
            <text:p>And my CCversion table to update so I dont run my sql twice.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And new sql was comitted</text:p>
            <text:p>When I commit </text:p>
            <text:p>The the system notifies me so I can upgrade my db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Xml Gen</text:p>
          </table:table-cell>
          <table:table-cell table:style-name="ce3" table:number-columns-repeated="6"/>
        </table:table-row>
        <table:table-row table:style-name="ro2">
          <table:table-cell table:style-name="ce2" office:value-type="string" calcext:value-type="string">
            <text:p>I want to be able to rewire an OTB verb to a wrapper</text:p>
            <text:p> of it within my proje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iven an OTB verb</text:p>
            <text:p>When I run rewire verb</text:p>
            <text:p>Then the system creates a process with same name which wraps OT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extend an entity by  entering</text:p>
            <text:p>The minimum param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set the extend field wtihin an EI</text:p>
            <text:p>So I can use to extend other EI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create an object </text:p>
            <text:p>So I can generate this type of object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extend the implements field within an Object</text:p>
            <text:p>So I using to implement interface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 want to be able to set the superInterface so I can use it 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I want to be able to select a template available from the templates</text:p>
            <text:p>Folder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I want to be able to select the file to be written</text:p>
          </table:table-cell>
          <table:table-cell table:style-name="ce5"/>
          <table:table-cell table:number-columns-repeated="5"/>
        </table:table-row>
        <table:table-row table:style-name="ro1" table:number-rows-repeated="4">
          <table:table-cell/>
          <table:table-cell table:style-name="ce5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pository </text:p>
          </table:table-cell>
          <table:table-cell table:style-name="ce3" table:number-columns-repeated="6"/>
        </table:table-row>
        <table:table-row table:style-name="ro1">
          <table:table-cell table:number-columns-repeated="7"/>
        </table:table-row>
        <table:table-row table:style-name="ro6">
          <table:table-cell table:style-name="ce2" office:value-type="string" calcext:value-type="string">
            <text:p>I want to be able to create a copy of an OTB process</text:p>
            <text:p>With the projected project p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echnical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Refactor project so it is keep grow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ase product 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nextInteraction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2"/>
          <table:table-cell table:number-columns-repeated="2"/>
          <table:table-cell office:value-type="string" calcext:value-type="string">
            <text:p>estima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 pomodoros</text:p>
          </table:table-cell>
          <table:table-cell office:value-type="string" calcext:value-type="string">
            <text:p>10 pomodoros</text:p>
          </table:table-cell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pomodoro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8])" office:value-type="float" office:value="5" calcext:value-type="float">
            <text:p>5</text:p>
          </table:table-cell>
          <table:table-cell table:number-columns-repeated="2"/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8:31:00.176044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3:04:30.637218701</meta:creation-date>
    <dc:date>2018-08-02T11:28:08.976832633</dc:date>
    <meta:editing-duration>P2DT19H33M10S</meta:editing-duration>
    <meta:editing-cycles>16</meta:editing-cycles>
    <meta:generator>LibreOffice/5.1.6.2$Linux_X86_64 LibreOffice_project/10m0$Build-2</meta:generator>
    <meta:document-statistic meta:table-count="3" meta:cell-count="64" meta:object-count="0"/>
  </office:meta>
</office:document-meta>
</file>